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mpty">
      <style:map style:condition="cell-content()=&quot;goal&quot;" style:apply-style-name="goal" style:base-cell-address="'Level Geometry'.A1"/>
    </style:style>
    <style:style style:name="ce2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2"/>
        <table:table-column table:style-name="co2" table:number-columns-repeated="960" table:default-cell-style-name="ce2"/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8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Boulder</text:p>
          </table:table-cell>
          <table:table-cell table:number-columns-repeated="11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Player 88</text:p>
          </table:table-cell>
          <table:table-cell table:number-columns-repeated="5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12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begins-with(&quot;Player&quot;)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  <calcext:conditional-format calcext:target-range-address="'Level Geometry'.A1:'Level Geometry'.AMJ1048576">
            <calcext:condition calcext:apply-style-name="Hammer" calcext:value="=&quot;Hammer&quot;" calcext:base-cell-address="'Level Geometry'.A1"/>
          </calcext:conditional-format>
          <calcext:conditional-format calcext:target-range-address="'Level Geometry'.A1:'Level Geometry'.AMJ1048576">
            <calcext:condition calcext:apply-style-name="Boulder" calcext:value="=&quot;Boulder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  <table:table-row table:style-name="ro2">
          <table:table-cell office:value-type="string" calcext:value-type="string">
            <text:p>Wall</text:p>
          </table:table-cell>
        </table:table-row>
        <table:table-row table:style-name="ro2"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Hammer</text:p>
          </table:table-cell>
        </table:table-row>
        <table:table-row table:style-name="ro2">
          <table:table-cell office:value-type="string" calcext:value-type="string">
            <text:p>Boul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  <style:style style:name="Hammer" style:family="table-cell" style:parent-style-name="Default">
      <style:table-cell-properties fo:background-color="#ffbf00"/>
    </style:style>
    <style:style style:name="Boulder" style:family="table-cell" style:parent-style-name="Default">
      <style:table-cell-properties fo:background-color="#ec9ba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9:36:36.944456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21:55:57.085266460</meta:creation-date>
    <dc:date>2020-05-20T23:21:15.022120961</dc:date>
    <meta:editing-duration>PT9H28M2S</meta:editing-duration>
    <meta:editing-cycles>49</meta:editing-cycles>
    <meta:generator>LibreOffice/6.4.3.2$Linux_X86_64 LibreOffice_project/40$Build-2</meta:generator>
    <meta:document-statistic meta:table-count="2" meta:cell-count="730" meta:object-count="0"/>
  </office:meta>
</office:document-meta>
</file>